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315" officeooo:paragraph-rsid="00122315"/>
    </style:style>
    <style:style style:name="P2" style:family="paragraph" style:parent-style-name="Standard">
      <style:text-properties officeooo:rsid="0013f47e" officeooo:paragraph-rsid="0013f47e"/>
    </style:style>
    <style:style style:name="P3" style:family="paragraph" style:parent-style-name="Standard">
      <style:text-properties officeooo:rsid="0015c132" officeooo:paragraph-rsid="0015c132"/>
    </style:style>
    <style:style style:name="P4" style:family="paragraph" style:parent-style-name="Standard">
      <style:text-properties officeooo:rsid="0015c132" officeooo:paragraph-rsid="00165453"/>
    </style:style>
    <style:style style:name="P5" style:family="paragraph" style:parent-style-name="Standard">
      <style:text-properties officeooo:rsid="00165453" officeooo:paragraph-rsid="00165453"/>
    </style:style>
    <style:style style:name="P6" style:family="paragraph" style:parent-style-name="Standard">
      <style:text-properties officeooo:paragraph-rsid="00165453"/>
    </style:style>
    <style:style style:name="T1" style:family="text">
      <style:text-properties officeooo:rsid="0015c132"/>
    </style:style>
    <style:style style:name="T2" style:family="text">
      <style:text-properties officeooo:rsid="001654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8 objetos literales</text:p>
      <text:p text:style-name="P1">ESTRUCTURA PROPIEDADES Y METODOS:</text:p>
      <text:p text:style-name="P1"/>
      <text:p text:style-name="P1">ESTRUCTURA BÁSICA:</text:p>
      <text:p text:style-name="P1">Un objeto es una estructura de datos que puede contener propiedades y métodos</text:p>
      <text:p text:style-name="P1">Para crearlo usamos llave de apertura y de cierre {}</text:p>
      <text:p text:style-name="P1"/>
      <text:p text:style-name="P1">PROPIEDAD: Definimos el nombre de <text:s/>la propiedad del objeto. Puede tener cualquier cantidad de propiedades, separadas por , . Con la notación objeto.propiedad accedemos al valor de cada una de ellas.</text:p>
      <text:p text:style-name="P1"><text:s/></text:p>
      <text:p text:style-name="P1">METODO: si una propiedad almacena una funcion diremos que es el método de un objeto. Con la notacion objeto.metodo() usamos el metodo</text:p>
      <text:p text:style-name="P1"/>
      <text:p text:style-name="P1">THIS: con la palabra this.propiedad dentro del objeto accedemos a la propiedad interna de ese objeto</text:p>
      <text:p text:style-name="P1"/>
      <text:p text:style-name="P1">DOS PUNTOS: Separa el nombre de la propiedad de su valor </text:p>
      <text:p text:style-name="P1">VALOR: Puede ser cualquier tipo de dato que conocemos</text:p>
      <text:p text:style-name="P1"/>
      <text:p text:style-name="P1">FUNCIONES CONSTRUCTORAS:</text:p>
      <text:p text:style-name="P1"/>
      <text:p text:style-name="P1">Permite armar un molde y luego crear todos los objetos que necesitemos.</text:p>
      <text:p text:style-name="P2">Function auto(marca, modelo){</text:p>
      <text:p text:style-name="P2"/>
      <text:p text:style-name="P2"><text:tab/>this.marca = marca;</text:p>
      <text:p text:style-name="P2"><text:tab/>this.modelo = modelo;</text:p>
      <text:p text:style-name="P2">};</text:p>
      <text:p text:style-name="P2"/>
      <text:p text:style-name="P2">INSTANCIAR UN OBJETO:</text:p>
      <text:p text:style-name="P2">let miAuto = new Auto (“Ford”, “Falcon”);</text:p>
      <text:p text:style-name="P2"/>
      <text:p text:style-name="P2"/>
      <text:p text:style-name="P3">DESTRUCTURING:</text:p>
      <text:p text:style-name="P3"/>
      <text:p text:style-name="P3">Nos permite extraer datos de arrays y objetos literales de una manera sencilla</text:p>
      <text:p text:style-name="P3">No modifica el array o el objeto original, solo los copia</text:p>
      <text:p text:style-name="P3">let array = [“amarillo”,”rojo”,”azul”],</text:p>
      <text:p text:style-name="P3">let [color1, color2,color] = array </text:p>
      <text:p text:style-name="P5">En el caso de los objetos literales, se elige el valor con el nombre</text:p>
      <text:p text:style-name="P4"/>
      <text:p text:style-name="P6"><text:span text:style-name="T1">let a</text:span><text:span text:style-name="T2">uto</text:span><text:span text:style-name="T1"> = [</text:span><text:span text:style-name="T2">color:</text:span><text:span text:style-name="T1">“amarillo”, </text:span><text:span text:style-name="T2">marca:</text:span><text:span text:style-name="T1">”</text:span><text:span text:style-name="T2">rferrari</text:span><text:span text:style-name="T1">”,</text:span><text:span text:style-name="T2">KM:200</text:span><text:span text:style-name="T1">]</text:span></text:p>
      <text:p text:style-name="P5">let {marca, KM} = auto</text:p>
      <text:p text:style-name="P4"/>
      <text:p text:style-name="P5">SPREAD OPERATOR</text:p>
      <text:p text:style-name="P5">REST PARAMETER</text:p>
      <text:p text:style-name="P3"/>
      <text:p text:style-name="P5">COPIAR TODOS LOS DATOS DE UN ARRAY EN OTRO</text:p>
      <text:p text:style-name="P5"/>
      <text:p text:style-name="P5">...NOMBRE DEL ARRAY</text:p>
      <text:p text:style-name="P5"/>
      <text:p text:style-name="P5">EJEMPLO: <text:s/>array1 =[1,2,3]</text:p>
      <text:p text:style-name="P5"><text:soft-page-break/><text:tab/>array2= [4,5,6,7];</text:p>
      <text:p text:style-name="P5"/>
      <text:p text:style-name="P5">array3 = [...arra1,4,7,8, ...array2, 6, 9] <text:s text:c="2"/>Quedaría 1,2,34,7,8,4,5,6,7,6,9]</text:p>
      <text:p text:style-name="P5"/>
      <text:p text:style-name="P5">IDEM CON OBJE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23:56:00.572000000</meta:creation-date>
    <dc:date>2021-04-11T00:50:23.867000000</dc:date>
    <meta:editing-duration>PT3M25S</meta:editing-duration>
    <meta:editing-cycles>1</meta:editing-cycles>
    <meta:document-statistic meta:table-count="0" meta:image-count="0" meta:object-count="0" meta:page-count="2" meta:paragraph-count="35" meta:word-count="246" meta:character-count="1571" meta:non-whitespace-character-count="1349"/>
    <meta:generator>LibreOffice/6.4.2.2$Windows_X86_64 LibreOffice_project/4e471d8c02c9c90f512f7f9ead8875b57fcb1ec3</meta:generator>
  </office:meta>
</office:document-meta>
</file>